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808080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9" table:default-cell-style-name="Default"/>
        <table:table-row table:style-name="ro1">
          <table:table-cell office:value-type="string" calcext:value-type="string">
            <text:p>Vc-big-buf</text:p>
          </table:table-cell>
          <table:table-cell table:style-name="ce3" office:value-type="string" calcext:value-type="string">
            <text:p>ext buf</text:p>
          </table:table-cell>
          <table:table-cell table:number-columns-repeated="2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.3043" calcext:value-type="float">
            <text:p>11.3043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9.15652" calcext:value-type="float">
            <text:p>9.1565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75134" calcext:value-type="float">
            <text:p>8.7513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18" calcext:value-type="float">
            <text:p>0.240018</text:p>
          </table:table-cell>
          <table:table-cell office:value-type="float" office:value="0.238337" calcext:value-type="float">
            <text:p>0.238337</text:p>
          </table:table-cell>
          <table:table-cell office:value-type="float" office:value="0.242107" calcext:value-type="float">
            <text:p>0.242107</text:p>
          </table:table-cell>
          <table:table-cell office:value-type="float" office:value="0.240018" calcext:value-type="float">
            <text:p>0.240018</text:p>
          </table:table-cell>
          <table:table-cell office:value-type="float" office:value="0.238417" calcext:value-type="float">
            <text:p>0.238417</text:p>
          </table:table-cell>
          <table:table-cell office:value-type="float" office:value="0.242143" calcext:value-type="float">
            <text:p>0.242143</text:p>
          </table:table-cell>
          <table:table-cell office:value-type="float" office:value="0.336015" calcext:value-type="float">
            <text:p>0.336015</text:p>
          </table:table-cell>
          <table:table-cell office:value-type="float" office:value="0.333137" calcext:value-type="float">
            <text:p>0.333137</text:p>
          </table:table-cell>
          <table:table-cell office:value-type="float" office:value="0.340187" calcext:value-type="float">
            <text:p>0.340187</text:p>
          </table:table-cell>
          <table:table-cell office:value-type="float" office:value="0.336015" calcext:value-type="float">
            <text:p>0.336015</text:p>
          </table:table-cell>
          <table:table-cell office:value-type="float" office:value="0.33283" calcext:value-type="float">
            <text:p>0.33283</text:p>
          </table:table-cell>
          <table:table-cell office:value-type="float" office:value="0.341077" calcext:value-type="float">
            <text:p>0.341077</text:p>
          </table:table-cell>
          <table:table-cell table:number-columns-repeated="2" office:value-type="float" office:value="1.39996" calcext:value-type="float">
            <text:p>1.39996</text:p>
          </table:table-cell>
          <table:table-cell office:value-type="float" office:value="9.51429" calcext:value-type="float">
            <text:p>9.5142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1.0042" calcext:value-type="float">
            <text:p>11.0042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9.162" calcext:value-type="float">
            <text:p>9.162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8.76247" calcext:value-type="float">
            <text:p>8.76247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18" calcext:value-type="float">
            <text:p>0.240018</text:p>
          </table:table-cell>
          <table:table-cell office:value-type="float" office:value="0.238337" calcext:value-type="float">
            <text:p>0.238337</text:p>
          </table:table-cell>
          <table:table-cell office:value-type="float" office:value="0.242107" calcext:value-type="float">
            <text:p>0.242107</text:p>
          </table:table-cell>
          <table:table-cell office:value-type="float" office:value="0.240018" calcext:value-type="float">
            <text:p>0.240018</text:p>
          </table:table-cell>
          <table:table-cell office:value-type="float" office:value="0.23842" calcext:value-type="float">
            <text:p>0.23842</text:p>
          </table:table-cell>
          <table:table-cell office:value-type="float" office:value="0.242153" calcext:value-type="float">
            <text:p>0.242153</text:p>
          </table:table-cell>
          <table:table-cell office:value-type="float" office:value="0.336015" calcext:value-type="float">
            <text:p>0.336015</text:p>
          </table:table-cell>
          <table:table-cell office:value-type="float" office:value="0.333137" calcext:value-type="float">
            <text:p>0.333137</text:p>
          </table:table-cell>
          <table:table-cell office:value-type="float" office:value="0.340187" calcext:value-type="float">
            <text:p>0.340187</text:p>
          </table:table-cell>
          <table:table-cell office:value-type="float" office:value="0.336016" calcext:value-type="float">
            <text:p>0.336016</text:p>
          </table:table-cell>
          <table:table-cell office:value-type="float" office:value="0.33283" calcext:value-type="float">
            <text:p>0.33283</text:p>
          </table:table-cell>
          <table:table-cell office:value-type="float" office:value="0.341073" calcext:value-type="float">
            <text:p>0.341073</text:p>
          </table:table-cell>
          <table:table-cell table:number-columns-repeated="2" office:value-type="float" office:value="1.39996" calcext:value-type="float">
            <text:p>1.39996</text:p>
          </table:table-cell>
          <table:table-cell office:value-type="float" office:value="9.51895" calcext:value-type="float">
            <text:p>9.5189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1.0013" calcext:value-type="float">
            <text:p>11.0013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9.16081" calcext:value-type="float">
            <text:p>9.16081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8.76164" calcext:value-type="float">
            <text:p>8.76164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18" calcext:value-type="float">
            <text:p>0.240018</text:p>
          </table:table-cell>
          <table:table-cell office:value-type="float" office:value="0.238337" calcext:value-type="float">
            <text:p>0.238337</text:p>
          </table:table-cell>
          <table:table-cell office:value-type="float" office:value="0.242107" calcext:value-type="float">
            <text:p>0.242107</text:p>
          </table:table-cell>
          <table:table-cell office:value-type="float" office:value="0.240018" calcext:value-type="float">
            <text:p>0.240018</text:p>
          </table:table-cell>
          <table:table-cell office:value-type="float" office:value="0.238417" calcext:value-type="float">
            <text:p>0.238417</text:p>
          </table:table-cell>
          <table:table-cell office:value-type="float" office:value="0.24215" calcext:value-type="float">
            <text:p>0.24215</text:p>
          </table:table-cell>
          <table:table-cell office:value-type="float" office:value="0.336015" calcext:value-type="float">
            <text:p>0.336015</text:p>
          </table:table-cell>
          <table:table-cell office:value-type="float" office:value="0.333137" calcext:value-type="float">
            <text:p>0.333137</text:p>
          </table:table-cell>
          <table:table-cell office:value-type="float" office:value="0.340187" calcext:value-type="float">
            <text:p>0.340187</text:p>
          </table:table-cell>
          <table:table-cell office:value-type="float" office:value="0.336015" calcext:value-type="float">
            <text:p>0.336015</text:p>
          </table:table-cell>
          <table:table-cell office:value-type="float" office:value="0.332823" calcext:value-type="float">
            <text:p>0.332823</text:p>
          </table:table-cell>
          <table:table-cell office:value-type="float" office:value="0.34107" calcext:value-type="float">
            <text:p>0.34107</text:p>
          </table:table-cell>
          <table:table-cell table:number-columns-repeated="2" office:value-type="float" office:value="1.39996" calcext:value-type="float">
            <text:p>1.39996</text:p>
          </table:table-cell>
          <table:table-cell office:value-type="float" office:value="9.5179" calcext:value-type="float">
            <text:p>9.5179</text:p>
          </table:table-cell>
        </table:table-row>
        <table:table-row table:style-name="ro1">
          <table:table-cell table:style-name="ce2" table:number-columns-repeated="2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.2351" calcext:value-type="float">
            <text:p>19.2351</text:p>
          </table:table-cell>
          <table:table-cell office:value-type="float" office:value="1" calcext:value-type="float">
            <text:p>1</text:p>
          </table:table-cell>
          <table:table-cell office:value-type="float" office:value="301" calcext:value-type="float">
            <text:p>301</text:p>
          </table:table-cell>
          <table:table-cell office:value-type="float" office:value="9.97235" calcext:value-type="float">
            <text:p>9.97235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9.36191" calcext:value-type="float">
            <text:p>9.36191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18" calcext:value-type="float">
            <text:p>0.240018</text:p>
          </table:table-cell>
          <table:table-cell office:value-type="float" office:value="0.238147" calcext:value-type="float">
            <text:p>0.238147</text:p>
          </table:table-cell>
          <table:table-cell office:value-type="float" office:value="0.242213" calcext:value-type="float">
            <text:p>0.242213</text:p>
          </table:table-cell>
          <table:table-cell office:value-type="float" office:value="0.240018" calcext:value-type="float">
            <text:p>0.240018</text:p>
          </table:table-cell>
          <table:table-cell office:value-type="float" office:value="0.23842" calcext:value-type="float">
            <text:p>0.23842</text:p>
          </table:table-cell>
          <table:table-cell office:value-type="float" office:value="0.242147" calcext:value-type="float">
            <text:p>0.242147</text:p>
          </table:table-cell>
          <table:table-cell office:value-type="float" office:value="0.384013" calcext:value-type="float">
            <text:p>0.384013</text:p>
          </table:table-cell>
          <table:table-cell office:value-type="float" office:value="0.380127" calcext:value-type="float">
            <text:p>0.380127</text:p>
          </table:table-cell>
          <table:table-cell office:value-type="float" office:value="0.388823" calcext:value-type="float">
            <text:p>0.388823</text:p>
          </table:table-cell>
          <table:table-cell office:value-type="float" office:value="0.384014" calcext:value-type="float">
            <text:p>0.384014</text:p>
          </table:table-cell>
          <table:table-cell office:value-type="float" office:value="0.37974" calcext:value-type="float">
            <text:p>0.37974</text:p>
          </table:table-cell>
          <table:table-cell office:value-type="float" office:value="0.390573" calcext:value-type="float">
            <text:p>0.390573</text:p>
          </table:table-cell>
          <table:table-cell office:value-type="float" office:value="1.59993" calcext:value-type="float">
            <text:p>1.59993</text:p>
          </table:table-cell>
          <table:table-cell office:value-type="float" office:value="1.59994" calcext:value-type="float">
            <text:p>1.59994</text:p>
          </table:table-cell>
          <table:table-cell office:value-type="float" office:value="9.76755" calcext:value-type="float">
            <text:p>9.7675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6.095" calcext:value-type="float">
            <text:p>16.095</text:p>
          </table:table-cell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  <table:table-cell office:value-type="float" office:value="9.97919" calcext:value-type="float">
            <text:p>9.97919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9.37674" calcext:value-type="float">
            <text:p>9.37674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18" calcext:value-type="float">
            <text:p>0.240018</text:p>
          </table:table-cell>
          <table:table-cell office:value-type="float" office:value="0.238147" calcext:value-type="float">
            <text:p>0.238147</text:p>
          </table:table-cell>
          <table:table-cell office:value-type="float" office:value="0.242213" calcext:value-type="float">
            <text:p>0.242213</text:p>
          </table:table-cell>
          <table:table-cell office:value-type="float" office:value="0.240017" calcext:value-type="float">
            <text:p>0.240017</text:p>
          </table:table-cell>
          <table:table-cell office:value-type="float" office:value="0.238423" calcext:value-type="float">
            <text:p>0.238423</text:p>
          </table:table-cell>
          <table:table-cell office:value-type="float" office:value="0.242143" calcext:value-type="float">
            <text:p>0.242143</text:p>
          </table:table-cell>
          <table:table-cell office:value-type="float" office:value="0.384013" calcext:value-type="float">
            <text:p>0.384013</text:p>
          </table:table-cell>
          <table:table-cell office:value-type="float" office:value="0.380127" calcext:value-type="float">
            <text:p>0.380127</text:p>
          </table:table-cell>
          <table:table-cell office:value-type="float" office:value="0.388823" calcext:value-type="float">
            <text:p>0.388823</text:p>
          </table:table-cell>
          <table:table-cell office:value-type="float" office:value="0.384013" calcext:value-type="float">
            <text:p>0.384013</text:p>
          </table:table-cell>
          <table:table-cell office:value-type="float" office:value="0.379737" calcext:value-type="float">
            <text:p>0.379737</text:p>
          </table:table-cell>
          <table:table-cell office:value-type="float" office:value="0.390577" calcext:value-type="float">
            <text:p>0.390577</text:p>
          </table:table-cell>
          <table:table-cell office:value-type="float" office:value="1.59993" calcext:value-type="float">
            <text:p>1.59993</text:p>
          </table:table-cell>
          <table:table-cell office:value-type="float" office:value="1.59994" calcext:value-type="float">
            <text:p>1.59994</text:p>
          </table:table-cell>
          <table:table-cell office:value-type="float" office:value="9.77779" calcext:value-type="float">
            <text:p>9.7777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6.099" calcext:value-type="float">
            <text:p>16.099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9.98125" calcext:value-type="float">
            <text:p>9.98125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9.38159" calcext:value-type="float">
            <text:p>9.38159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18" calcext:value-type="float">
            <text:p>0.240018</text:p>
          </table:table-cell>
          <table:table-cell office:value-type="float" office:value="0.238147" calcext:value-type="float">
            <text:p>0.238147</text:p>
          </table:table-cell>
          <table:table-cell office:value-type="float" office:value="0.242213" calcext:value-type="float">
            <text:p>0.242213</text:p>
          </table:table-cell>
          <table:table-cell office:value-type="float" office:value="0.240017" calcext:value-type="float">
            <text:p>0.240017</text:p>
          </table:table-cell>
          <table:table-cell office:value-type="float" office:value="0.238427" calcext:value-type="float">
            <text:p>0.238427</text:p>
          </table:table-cell>
          <table:table-cell office:value-type="float" office:value="0.242147" calcext:value-type="float">
            <text:p>0.242147</text:p>
          </table:table-cell>
          <table:table-cell office:value-type="float" office:value="0.384013" calcext:value-type="float">
            <text:p>0.384013</text:p>
          </table:table-cell>
          <table:table-cell office:value-type="float" office:value="0.380127" calcext:value-type="float">
            <text:p>0.380127</text:p>
          </table:table-cell>
          <table:table-cell office:value-type="float" office:value="0.388823" calcext:value-type="float">
            <text:p>0.388823</text:p>
          </table:table-cell>
          <table:table-cell office:value-type="float" office:value="0.384013" calcext:value-type="float">
            <text:p>0.384013</text:p>
          </table:table-cell>
          <table:table-cell office:value-type="float" office:value="0.37971" calcext:value-type="float">
            <text:p>0.37971</text:p>
          </table:table-cell>
          <table:table-cell office:value-type="float" office:value="0.390573" calcext:value-type="float">
            <text:p>0.390573</text:p>
          </table:table-cell>
          <table:table-cell office:value-type="float" office:value="1.59993" calcext:value-type="float">
            <text:p>1.59993</text:p>
          </table:table-cell>
          <table:table-cell office:value-type="float" office:value="1.59994" calcext:value-type="float">
            <text:p>1.59994</text:p>
          </table:table-cell>
          <table:table-cell office:value-type="float" office:value="9.77697" calcext:value-type="float">
            <text:p>9.77697</text:p>
          </table:table-cell>
        </table:table-row>
        <table:table-row table:style-name="ro1">
          <table:table-cell table:style-name="ce2" table:number-columns-repeated="2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4041.5" calcext:value-type="float">
            <text:p>14041.5</text:p>
          </table:table-cell>
          <table:table-cell office:value-type="float" office:value="1" calcext:value-type="float">
            <text:p>1</text:p>
          </table:table-cell>
          <table:table-cell office:value-type="float" office:value="145472" calcext:value-type="float">
            <text:p>145472</text:p>
          </table:table-cell>
          <table:table-cell office:value-type="float" office:value="10.9715" calcext:value-type="float">
            <text:p>10.9715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10.1074" calcext:value-type="float">
            <text:p>10.1074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9966" calcext:value-type="float">
            <text:p>0.239966</text:p>
          </table:table-cell>
          <table:table-cell office:value-type="float" office:value="0.238811" calcext:value-type="float">
            <text:p>0.238811</text:p>
          </table:table-cell>
          <table:table-cell office:value-type="float" office:value="0.240996" calcext:value-type="float">
            <text:p>0.240996</text:p>
          </table:table-cell>
          <table:table-cell office:value-type="float" office:value="0.235235" calcext:value-type="float">
            <text:p>0.235235</text:p>
          </table:table-cell>
          <table:table-cell office:value-type="float" office:value="0.233756" calcext:value-type="float">
            <text:p>0.233756</text:p>
          </table:table-cell>
          <table:table-cell office:value-type="float" office:value="0.236713" calcext:value-type="float">
            <text:p>0.236713</text:p>
          </table:table-cell>
          <table:table-cell office:value-type="float" office:value="0.432004" calcext:value-type="float">
            <text:p>0.432004</text:p>
          </table:table-cell>
          <table:table-cell office:value-type="float" office:value="0.429507" calcext:value-type="float">
            <text:p>0.429507</text:p>
          </table:table-cell>
          <table:table-cell office:value-type="float" office:value="0.434551" calcext:value-type="float">
            <text:p>0.434551</text:p>
          </table:table-cell>
          <table:table-cell office:value-type="float" office:value="0.423499" calcext:value-type="float">
            <text:p>0.423499</text:p>
          </table:table-cell>
          <table:table-cell office:value-type="float" office:value="0.418836" calcext:value-type="float">
            <text:p>0.418836</text:p>
          </table:table-cell>
          <table:table-cell office:value-type="float" office:value="0.42797" calcext:value-type="float">
            <text:p>0.42797</text:p>
          </table:table-cell>
          <table:table-cell office:value-type="float" office:value="1.80027" calcext:value-type="float">
            <text:p>1.80027</text:p>
          </table:table-cell>
          <table:table-cell office:value-type="float" office:value="1.80032" calcext:value-type="float">
            <text:p>1.80032</text:p>
          </table:table-cell>
          <table:table-cell office:value-type="float" office:value="9.97528" calcext:value-type="float">
            <text:p>9.9752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091.74" calcext:value-type="float">
            <text:p>3091.74</text:p>
          </table:table-cell>
          <table:table-cell office:value-type="float" office:value="1" calcext:value-type="float">
            <text:p>1</text:p>
          </table:table-cell>
          <table:table-cell office:value-type="float" office:value="50116" calcext:value-type="float">
            <text:p>50116</text:p>
          </table:table-cell>
          <table:table-cell office:value-type="float" office:value="11.1117" calcext:value-type="float">
            <text:p>11.1117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0.298" calcext:value-type="float">
            <text:p>10.298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9966" calcext:value-type="float">
            <text:p>0.239966</text:p>
          </table:table-cell>
          <table:table-cell office:value-type="float" office:value="0.238811" calcext:value-type="float">
            <text:p>0.238811</text:p>
          </table:table-cell>
          <table:table-cell office:value-type="float" office:value="0.240996" calcext:value-type="float">
            <text:p>0.240996</text:p>
          </table:table-cell>
          <table:table-cell office:value-type="float" office:value="0.238838" calcext:value-type="float">
            <text:p>0.238838</text:p>
          </table:table-cell>
          <table:table-cell office:value-type="float" office:value="0.237516" calcext:value-type="float">
            <text:p>0.237516</text:p>
          </table:table-cell>
          <table:table-cell office:value-type="float" office:value="0.240426" calcext:value-type="float">
            <text:p>0.240426</text:p>
          </table:table-cell>
          <table:table-cell office:value-type="float" office:value="0.432004" calcext:value-type="float">
            <text:p>0.432004</text:p>
          </table:table-cell>
          <table:table-cell office:value-type="float" office:value="0.429507" calcext:value-type="float">
            <text:p>0.429507</text:p>
          </table:table-cell>
          <table:table-cell office:value-type="float" office:value="0.434551" calcext:value-type="float">
            <text:p>0.434551</text:p>
          </table:table-cell>
          <table:table-cell office:value-type="float" office:value="0.430002" calcext:value-type="float">
            <text:p>0.430002</text:p>
          </table:table-cell>
          <table:table-cell office:value-type="float" office:value="0.425503" calcext:value-type="float">
            <text:p>0.425503</text:p>
          </table:table-cell>
          <table:table-cell office:value-type="float" office:value="0.434461" calcext:value-type="float">
            <text:p>0.434461</text:p>
          </table:table-cell>
          <table:table-cell office:value-type="float" office:value="1.80027" calcext:value-type="float">
            <text:p>1.80027</text:p>
          </table:table-cell>
          <table:table-cell office:value-type="float" office:value="1.80039" calcext:value-type="float">
            <text:p>1.80039</text:p>
          </table:table-cell>
          <table:table-cell office:value-type="float" office:value="10.0329" calcext:value-type="float">
            <text:p>10.032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435.78" calcext:value-type="float">
            <text:p>2435.78</text:p>
          </table:table-cell>
          <table:table-cell office:value-type="float" office:value="1" calcext:value-type="float">
            <text:p>1</text:p>
          </table:table-cell>
          <table:table-cell office:value-type="float" office:value="44628" calcext:value-type="float">
            <text:p>44628</text:p>
          </table:table-cell>
          <table:table-cell office:value-type="float" office:value="11.1223" calcext:value-type="float">
            <text:p>11.1223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10.3116" calcext:value-type="float">
            <text:p>10.3116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9966" calcext:value-type="float">
            <text:p>0.239966</text:p>
          </table:table-cell>
          <table:table-cell office:value-type="float" office:value="0.238811" calcext:value-type="float">
            <text:p>0.238811</text:p>
          </table:table-cell>
          <table:table-cell office:value-type="float" office:value="0.240996" calcext:value-type="float">
            <text:p>0.240996</text:p>
          </table:table-cell>
          <table:table-cell office:value-type="float" office:value="0.239031" calcext:value-type="float">
            <text:p>0.239031</text:p>
          </table:table-cell>
          <table:table-cell office:value-type="float" office:value="0.237707" calcext:value-type="float">
            <text:p>0.237707</text:p>
          </table:table-cell>
          <table:table-cell office:value-type="float" office:value="0.240637" calcext:value-type="float">
            <text:p>0.240637</text:p>
          </table:table-cell>
          <table:table-cell office:value-type="float" office:value="0.432004" calcext:value-type="float">
            <text:p>0.432004</text:p>
          </table:table-cell>
          <table:table-cell office:value-type="float" office:value="0.429507" calcext:value-type="float">
            <text:p>0.429507</text:p>
          </table:table-cell>
          <table:table-cell office:value-type="float" office:value="0.434551" calcext:value-type="float">
            <text:p>0.434551</text:p>
          </table:table-cell>
          <table:table-cell office:value-type="float" office:value="0.430347" calcext:value-type="float">
            <text:p>0.430347</text:p>
          </table:table-cell>
          <table:table-cell office:value-type="float" office:value="0.425856" calcext:value-type="float">
            <text:p>0.425856</text:p>
          </table:table-cell>
          <table:table-cell office:value-type="float" office:value="0.434749" calcext:value-type="float">
            <text:p>0.434749</text:p>
          </table:table-cell>
          <table:table-cell office:value-type="float" office:value="1.80027" calcext:value-type="float">
            <text:p>1.80027</text:p>
          </table:table-cell>
          <table:table-cell office:value-type="float" office:value="1.80038" calcext:value-type="float">
            <text:p>1.80038</text:p>
          </table:table-cell>
          <table:table-cell office:value-type="float" office:value="10.0368" calcext:value-type="float">
            <text:p>10.0368</text:p>
          </table:table-cell>
        </table:table-row>
        <table:table-row table:style-name="ro1">
          <table:table-cell table:style-name="ce2" table:number-columns-repeated="2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8956.4" calcext:value-type="float">
            <text:p>68956.4</text:p>
          </table:table-cell>
          <table:table-cell office:value-type="float" office:value="1" calcext:value-type="float">
            <text:p>1</text:p>
          </table:table-cell>
          <table:table-cell office:value-type="float" office:value="385369" calcext:value-type="float">
            <text:p>385369</text:p>
          </table:table-cell>
          <table:table-cell office:value-type="float" office:value="11.808" calcext:value-type="float">
            <text:p>11.808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10.6304" calcext:value-type="float">
            <text:p>10.6304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9966" calcext:value-type="float">
            <text:p>0.239966</text:p>
          </table:table-cell>
          <table:table-cell office:value-type="float" office:value="0.23862" calcext:value-type="float">
            <text:p>0.23862</text:p>
          </table:table-cell>
          <table:table-cell office:value-type="float" office:value="0.240953" calcext:value-type="float">
            <text:p>0.240953</text:p>
          </table:table-cell>
          <table:table-cell office:value-type="float" office:value="0.219328" calcext:value-type="float">
            <text:p>0.219328</text:p>
          </table:table-cell>
          <table:table-cell office:value-type="float" office:value="0.218196" calcext:value-type="float">
            <text:p>0.218196</text:p>
          </table:table-cell>
          <table:table-cell office:value-type="float" office:value="0.220979" calcext:value-type="float">
            <text:p>0.220979</text:p>
          </table:table-cell>
          <table:table-cell office:value-type="float" office:value="0.480014" calcext:value-type="float">
            <text:p>0.480014</text:p>
          </table:table-cell>
          <table:table-cell office:value-type="float" office:value="0.474726" calcext:value-type="float">
            <text:p>0.474726</text:p>
          </table:table-cell>
          <table:table-cell office:value-type="float" office:value="0.484231" calcext:value-type="float">
            <text:p>0.484231</text:p>
          </table:table-cell>
          <table:table-cell office:value-type="float" office:value="0.438787" calcext:value-type="float">
            <text:p>0.438787</text:p>
          </table:table-cell>
          <table:table-cell office:value-type="float" office:value="0.434179" calcext:value-type="float">
            <text:p>0.434179</text:p>
          </table:table-cell>
          <table:table-cell office:value-type="float" office:value="0.444791" calcext:value-type="float">
            <text:p>0.444791</text:p>
          </table:table-cell>
          <table:table-cell office:value-type="float" office:value="2.00034" calcext:value-type="float">
            <text:p>2.00034</text:p>
          </table:table-cell>
          <table:table-cell office:value-type="float" office:value="2.0006" calcext:value-type="float">
            <text:p>2.0006</text:p>
          </table:table-cell>
          <table:table-cell office:value-type="float" office:value="10.055" calcext:value-type="float">
            <text:p>10.05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4953.4" calcext:value-type="float">
            <text:p>44953.4</text:p>
          </table:table-cell>
          <table:table-cell office:value-type="float" office:value="1" calcext:value-type="float">
            <text:p>1</text:p>
          </table:table-cell>
          <table:table-cell office:value-type="float" office:value="294943" calcext:value-type="float">
            <text:p>294943</text:p>
          </table:table-cell>
          <table:table-cell office:value-type="float" office:value="12.1231" calcext:value-type="float">
            <text:p>12.1231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float" office:value="10.9745" calcext:value-type="float">
            <text:p>10.9745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9966" calcext:value-type="float">
            <text:p>0.239966</text:p>
          </table:table-cell>
          <table:table-cell office:value-type="float" office:value="0.23862" calcext:value-type="float">
            <text:p>0.23862</text:p>
          </table:table-cell>
          <table:table-cell office:value-type="float" office:value="0.240953" calcext:value-type="float">
            <text:p>0.240953</text:p>
          </table:table-cell>
          <table:table-cell office:value-type="float" office:value="0.225997" calcext:value-type="float">
            <text:p>0.225997</text:p>
          </table:table-cell>
          <table:table-cell office:value-type="float" office:value="0.224889" calcext:value-type="float">
            <text:p>0.224889</text:p>
          </table:table-cell>
          <table:table-cell office:value-type="float" office:value="0.227609" calcext:value-type="float">
            <text:p>0.227609</text:p>
          </table:table-cell>
          <table:table-cell office:value-type="float" office:value="0.480014" calcext:value-type="float">
            <text:p>0.480014</text:p>
          </table:table-cell>
          <table:table-cell office:value-type="float" office:value="0.474726" calcext:value-type="float">
            <text:p>0.474726</text:p>
          </table:table-cell>
          <table:table-cell office:value-type="float" office:value="0.484231" calcext:value-type="float">
            <text:p>0.484231</text:p>
          </table:table-cell>
          <table:table-cell office:value-type="float" office:value="0.452098" calcext:value-type="float">
            <text:p>0.452098</text:p>
          </table:table-cell>
          <table:table-cell office:value-type="float" office:value="0.447546" calcext:value-type="float">
            <text:p>0.447546</text:p>
          </table:table-cell>
          <table:table-cell office:value-type="float" office:value="0.457496" calcext:value-type="float">
            <text:p>0.457496</text:p>
          </table:table-cell>
          <table:table-cell office:value-type="float" office:value="2.00034" calcext:value-type="float">
            <text:p>2.00034</text:p>
          </table:table-cell>
          <table:table-cell office:value-type="float" office:value="2.00046" calcext:value-type="float">
            <text:p>2.00046</text:p>
          </table:table-cell>
          <table:table-cell office:value-type="float" office:value="10.1515" calcext:value-type="float">
            <text:p>10.151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3574.3" calcext:value-type="float">
            <text:p>43574.3</text:p>
          </table:table-cell>
          <table:table-cell office:value-type="float" office:value="1" calcext:value-type="float">
            <text:p>1</text:p>
          </table:table-cell>
          <table:table-cell office:value-type="float" office:value="276632" calcext:value-type="float">
            <text:p>276632</text:p>
          </table:table-cell>
          <table:table-cell office:value-type="float" office:value="12.1456" calcext:value-type="float">
            <text:p>12.1456</text:p>
          </table:table-cell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float" office:value="10.9987" calcext:value-type="float">
            <text:p>10.9987</text:p>
          </table:table-cell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9966" calcext:value-type="float">
            <text:p>0.239966</text:p>
          </table:table-cell>
          <table:table-cell office:value-type="float" office:value="0.23862" calcext:value-type="float">
            <text:p>0.23862</text:p>
          </table:table-cell>
          <table:table-cell office:value-type="float" office:value="0.240953" calcext:value-type="float">
            <text:p>0.240953</text:p>
          </table:table-cell>
          <table:table-cell office:value-type="float" office:value="0.226441" calcext:value-type="float">
            <text:p>0.226441</text:p>
          </table:table-cell>
          <table:table-cell office:value-type="float" office:value="0.225336" calcext:value-type="float">
            <text:p>0.225336</text:p>
          </table:table-cell>
          <table:table-cell office:value-type="float" office:value="0.227986" calcext:value-type="float">
            <text:p>0.227986</text:p>
          </table:table-cell>
          <table:table-cell office:value-type="float" office:value="0.480014" calcext:value-type="float">
            <text:p>0.480014</text:p>
          </table:table-cell>
          <table:table-cell office:value-type="float" office:value="0.474726" calcext:value-type="float">
            <text:p>0.474726</text:p>
          </table:table-cell>
          <table:table-cell office:value-type="float" office:value="0.484231" calcext:value-type="float">
            <text:p>0.484231</text:p>
          </table:table-cell>
          <table:table-cell office:value-type="float" office:value="0.452977" calcext:value-type="float">
            <text:p>0.452977</text:p>
          </table:table-cell>
          <table:table-cell office:value-type="float" office:value="0.448554" calcext:value-type="float">
            <text:p>0.448554</text:p>
          </table:table-cell>
          <table:table-cell office:value-type="float" office:value="0.458269" calcext:value-type="float">
            <text:p>0.458269</text:p>
          </table:table-cell>
          <table:table-cell office:value-type="float" office:value="2.00034" calcext:value-type="float">
            <text:p>2.00034</text:p>
          </table:table-cell>
          <table:table-cell office:value-type="float" office:value="2.00041" calcext:value-type="float">
            <text:p>2.00041</text:p>
          </table:table-cell>
          <table:table-cell office:value-type="float" office:value="10.1584" calcext:value-type="float">
            <text:p>10.1584</text:p>
          </table:table-cell>
        </table:table-row>
        <table:table-row table:style-name="ro1">
          <table:table-cell table:style-name="ce2" table:number-columns-repeated="2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4494" calcext:value-type="float">
            <text:p>144494</text:p>
          </table:table-cell>
          <table:table-cell office:value-type="float" office:value="1" calcext:value-type="float">
            <text:p>1</text:p>
          </table:table-cell>
          <table:table-cell office:value-type="float" office:value="559815" calcext:value-type="float">
            <text:p>559815</text:p>
          </table:table-cell>
          <table:table-cell office:value-type="float" office:value="12.5289" calcext:value-type="float">
            <text:p>12.5289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11.0618" calcext:value-type="float">
            <text:p>11.0618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9966" calcext:value-type="float">
            <text:p>0.239966</text:p>
          </table:table-cell>
          <table:table-cell office:value-type="float" office:value="0.238884" calcext:value-type="float">
            <text:p>0.238884</text:p>
          </table:table-cell>
          <table:table-cell office:value-type="float" office:value="0.241216" calcext:value-type="float">
            <text:p>0.241216</text:p>
          </table:table-cell>
          <table:table-cell office:value-type="float" office:value="0.199786" calcext:value-type="float">
            <text:p>0.199786</text:p>
          </table:table-cell>
          <table:table-cell office:value-type="float" office:value="0.198666" calcext:value-type="float">
            <text:p>0.198666</text:p>
          </table:table-cell>
          <table:table-cell office:value-type="float" office:value="0.201601" calcext:value-type="float">
            <text:p>0.201601</text:p>
          </table:table-cell>
          <table:table-cell office:value-type="float" office:value="0.528023" calcext:value-type="float">
            <text:p>0.528023</text:p>
          </table:table-cell>
          <table:table-cell office:value-type="float" office:value="0.524493" calcext:value-type="float">
            <text:p>0.524493</text:p>
          </table:table-cell>
          <table:table-cell office:value-type="float" office:value="0.532899" calcext:value-type="float">
            <text:p>0.532899</text:p>
          </table:table-cell>
          <table:table-cell office:value-type="float" office:value="0.439532" calcext:value-type="float">
            <text:p>0.439532</text:p>
          </table:table-cell>
          <table:table-cell office:value-type="float" office:value="0.436279" calcext:value-type="float">
            <text:p>0.436279</text:p>
          </table:table-cell>
          <table:table-cell office:value-type="float" office:value="0.445623" calcext:value-type="float">
            <text:p>0.445623</text:p>
          </table:table-cell>
          <table:table-cell office:value-type="float" office:value="2.20041" calcext:value-type="float">
            <text:p>2.20041</text:p>
          </table:table-cell>
          <table:table-cell office:value-type="float" office:value="2.20001" calcext:value-type="float">
            <text:p>2.20001</text:p>
          </table:table-cell>
          <table:table-cell office:value-type="float" office:value="10.0752" calcext:value-type="float">
            <text:p>10.075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8750" calcext:value-type="float">
            <text:p>108750</text:p>
          </table:table-cell>
          <table:table-cell office:value-type="float" office:value="1" calcext:value-type="float">
            <text:p>1</text:p>
          </table:table-cell>
          <table:table-cell office:value-type="float" office:value="448751" calcext:value-type="float">
            <text:p>448751</text:p>
          </table:table-cell>
          <table:table-cell office:value-type="float" office:value="13.0093" calcext:value-type="float">
            <text:p>13.0093</text:p>
          </table:table-cell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office:value-type="float" office:value="11.5308" calcext:value-type="float">
            <text:p>11.5308</text:p>
          </table:table-cell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9966" calcext:value-type="float">
            <text:p>0.239966</text:p>
          </table:table-cell>
          <table:table-cell office:value-type="float" office:value="0.238884" calcext:value-type="float">
            <text:p>0.238884</text:p>
          </table:table-cell>
          <table:table-cell office:value-type="float" office:value="0.241216" calcext:value-type="float">
            <text:p>0.241216</text:p>
          </table:table-cell>
          <table:table-cell office:value-type="float" office:value="0.208613" calcext:value-type="float">
            <text:p>0.208613</text:p>
          </table:table-cell>
          <table:table-cell office:value-type="float" office:value="0.207494" calcext:value-type="float">
            <text:p>0.207494</text:p>
          </table:table-cell>
          <table:table-cell office:value-type="float" office:value="0.210316" calcext:value-type="float">
            <text:p>0.210316</text:p>
          </table:table-cell>
          <table:table-cell office:value-type="float" office:value="0.528023" calcext:value-type="float">
            <text:p>0.528023</text:p>
          </table:table-cell>
          <table:table-cell office:value-type="float" office:value="0.524493" calcext:value-type="float">
            <text:p>0.524493</text:p>
          </table:table-cell>
          <table:table-cell office:value-type="float" office:value="0.532899" calcext:value-type="float">
            <text:p>0.532899</text:p>
          </table:table-cell>
          <table:table-cell office:value-type="float" office:value="0.459042" calcext:value-type="float">
            <text:p>0.459042</text:p>
          </table:table-cell>
          <table:table-cell office:value-type="float" office:value="0.455169" calcext:value-type="float">
            <text:p>0.455169</text:p>
          </table:table-cell>
          <table:table-cell office:value-type="float" office:value="0.464967" calcext:value-type="float">
            <text:p>0.464967</text:p>
          </table:table-cell>
          <table:table-cell office:value-type="float" office:value="2.20041" calcext:value-type="float">
            <text:p>2.20041</text:p>
          </table:table-cell>
          <table:table-cell office:value-type="float" office:value="2.20045" calcext:value-type="float">
            <text:p>2.20045</text:p>
          </table:table-cell>
          <table:table-cell office:value-type="float" office:value="10.1997" calcext:value-type="float">
            <text:p>10.199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7105" calcext:value-type="float">
            <text:p>107105</text:p>
          </table:table-cell>
          <table:table-cell office:value-type="float" office:value="1" calcext:value-type="float">
            <text:p>1</text:p>
          </table:table-cell>
          <table:table-cell office:value-type="float" office:value="442568" calcext:value-type="float">
            <text:p>442568</text:p>
          </table:table-cell>
          <table:table-cell office:value-type="float" office:value="13.0435" calcext:value-type="float">
            <text:p>13.0435</text:p>
          </table:table-cell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office:value-type="float" office:value="11.5716" calcext:value-type="float">
            <text:p>11.5716</text:p>
          </table:table-cell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9966" calcext:value-type="float">
            <text:p>0.239966</text:p>
          </table:table-cell>
          <table:table-cell office:value-type="float" office:value="0.238884" calcext:value-type="float">
            <text:p>0.238884</text:p>
          </table:table-cell>
          <table:table-cell office:value-type="float" office:value="0.241216" calcext:value-type="float">
            <text:p>0.241216</text:p>
          </table:table-cell>
          <table:table-cell office:value-type="float" office:value="0.208846" calcext:value-type="float">
            <text:p>0.208846</text:p>
          </table:table-cell>
          <table:table-cell office:value-type="float" office:value="0.207746" calcext:value-type="float">
            <text:p>0.207746</text:p>
          </table:table-cell>
          <table:table-cell office:value-type="float" office:value="0.210586" calcext:value-type="float">
            <text:p>0.210586</text:p>
          </table:table-cell>
          <table:table-cell office:value-type="float" office:value="0.528023" calcext:value-type="float">
            <text:p>0.528023</text:p>
          </table:table-cell>
          <table:table-cell office:value-type="float" office:value="0.524493" calcext:value-type="float">
            <text:p>0.524493</text:p>
          </table:table-cell>
          <table:table-cell office:value-type="float" office:value="0.532899" calcext:value-type="float">
            <text:p>0.532899</text:p>
          </table:table-cell>
          <table:table-cell office:value-type="float" office:value="0.459559" calcext:value-type="float">
            <text:p>0.459559</text:p>
          </table:table-cell>
          <table:table-cell office:value-type="float" office:value="0.455714" calcext:value-type="float">
            <text:p>0.455714</text:p>
          </table:table-cell>
          <table:table-cell office:value-type="float" office:value="0.4657" calcext:value-type="float">
            <text:p>0.4657</text:p>
          </table:table-cell>
          <table:table-cell office:value-type="float" office:value="2.20041" calcext:value-type="float">
            <text:p>2.20041</text:p>
          </table:table-cell>
          <table:table-cell office:value-type="float" office:value="2.20047" calcext:value-type="float">
            <text:p>2.20047</text:p>
          </table:table-cell>
          <table:table-cell office:value-type="float" office:value="10.2086" calcext:value-type="float">
            <text:p>10.2086</text:p>
          </table:table-cell>
        </table:table-row>
        <table:table-row table:style-name="ro1">
          <table:table-cell table:style-name="ce2"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3T23:04:50.758703254</meta:creation-date>
    <dc:date>2023-07-09T23:09:44.381861209</dc:date>
    <meta:editing-duration>PT7H26M58S</meta:editing-duration>
    <meta:editing-cycles>23</meta:editing-cycles>
    <meta:generator>LibreOffice/7.3.7.2$Linux_AARCH64 LibreOffice_project/30$Build-2</meta:generator>
    <meta:document-statistic meta:table-count="1" meta:cell-count="427" meta:object-count="0"/>
  </office:meta>
</office:document-meta>
</file>